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COL-5" style:family="table-column">
      <style:table-column-properties fo:break-before="auto" style:column-width="0.8925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3.9398in"/>
    </style:style>
    <style:style style:name="co4" style:family="table-column">
      <style:table-column-properties fo:break-before="auto" style:column-width="3.1563in"/>
    </style:style>
    <style:style style:name="co5" style:family="table-column">
      <style:table-column-properties fo:break-before="auto" style:column-width="3.4339in"/>
    </style:style>
    <style:style style:name="co6" style:family="table-column">
      <style:table-column-properties fo:break-before="auto" style:column-width="0.889in"/>
    </style:style>
    <style:style style:name="AROW-8" style:family="table-row">
      <style:table-row-properties style:row-height="0.1783in" fo:break-before="auto" style:use-optimal-row-height="true"/>
    </style:style>
    <style:style style:name="AROW-6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1.2535in" fo:break-before="auto" style:use-optimal-row-height="true"/>
    </style:style>
    <style:style style:name="ro10" style:family="table-row">
      <style:table-row-properties style:row-height="1.078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1.4299in" fo:break-before="auto" style:use-optimal-row-height="true"/>
    </style:style>
    <style:style style:name="ta-0x7fe20398d1f0" style:family="table" style:master-page-name="Sheet2">
      <style:table-properties table:display="true" style:writing-mode="lr-tb"/>
    </style:style>
    <style:style style:name="ta-0x7fe20398d3e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0x7fe2039fa0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7fe2039fa1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ACOL-0" table:number-columns-repeated="125" table:default-cell-style-name="Default"/>
        <table:table-row table:style-name="ro3">
          <table:table-cell table:style-name="Gnumeric-default" office:value-type="string" calcext:value-type="string">
            <text:p>Id</text:p>
          </table:table-cell>
          <table:table-cell table:style-name="Gnumeric-default" office:value-type="string" calcext:value-type="string">
            <text:p>en</text:p>
          </table:table-cell>
          <table:table-cell table:style-name="Gnumeric-default" office:value-type="string" calcext:value-type="string">
            <text:p>ru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TasksMenu_Header</text:p>
          </table:table-cell>
          <table:table-cell table:style-name="Gnumeric-default" office:value-type="string" calcext:value-type="string">
            <text:p>Tasks</text:p>
          </table:table-cell>
          <table:table-cell table:style-name="Gnumeric-default" office:value-type="string" calcext:value-type="string">
            <text:p>Задан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Header</text:p>
          </table:table-cell>
          <table:table-cell table:style-name="Gnumeric-default" office:value-type="string" calcext:value-type="string">
            <text:p>Cell Info</text:p>
          </table:table-cell>
          <table:table-cell table:style-name="Gnumeric-default" office:value-type="string" calcext:value-type="string">
            <text:p>Информац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Level</text:p>
          </table:table-cell>
          <table:table-cell table:style-name="Gnumeric-default" office:value-type="string" calcext:value-type="string">
            <text:p>Level</text:p>
          </table:table-cell>
          <table:table-cell table:style-name="Gnumeric-default" office:value-type="string" calcext:value-type="string">
            <text:p>Уровень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Members</text:p>
          </table:table-cell>
          <table:table-cell table:style-name="Gnumeric-default" office:value-type="string" calcext:value-type="string">
            <text:p>Members:</text:p>
          </table:table-cell>
          <table:table-cell table:style-name="Gnumeric-default" office:value-type="string" calcext:value-type="string">
            <text:p>Персонал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Cach</text:p>
          </table:table-cell>
          <table:table-cell table:style-name="Gnumeric-default" office:value-type="string" calcext:value-type="string">
            <text:p>Cach:</text:p>
          </table:table-cell>
          <table:table-cell table:style-name="Gnumeric-default" office:value-type="string" calcext:value-type="string">
            <text:p>Деньги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PursuedLow</text:p>
          </table:table-cell>
          <table:table-cell table:style-name="Gnumeric-default" office:value-type="string" calcext:value-type="string">
            <text:p>Low pursued level</text:p>
          </table:table-cell>
          <table:table-cell table:style-name="Gnumeric-default" office:value-type="string" calcext:value-type="string">
            <text:p>Низкий уровень известности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PursuedMid</text:p>
          </table:table-cell>
          <table:table-cell table:style-name="Gnumeric-default" office:value-type="string" calcext:value-type="string">
            <text:p>Middle pursued level</text:p>
          </table:table-cell>
          <table:table-cell table:style-name="Gnumeric-default" office:value-type="string" calcext:value-type="string">
            <text:p>Средний уровень ищвестности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InfoMenu_PursuedHigh</text:p>
          </table:table-cell>
          <table:table-cell table:style-name="Gnumeric-default" office:value-type="string" calcext:value-type="string">
            <text:p>High pursued level</text:p>
          </table:table-cell>
          <table:table-cell table:style-name="Gnumeric-default" office:value-type="string" calcext:value-type="string">
            <text:p>Высокий уровень ищвестности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Morale</text:p>
          </table:table-cell>
          <table:table-cell table:style-name="Gnumeric-default" office:value-type="string" calcext:value-type="string">
            <text:p>Morale:</text:p>
          </table:table-cell>
          <table:table-cell table:style-name="Gnumeric-default" office:value-type="string" calcext:value-type="string">
            <text:p>Мораль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Devotion</text:p>
          </table:table-cell>
          <table:table-cell table:style-name="Gnumeric-default" office:value-type="string" calcext:value-type="string">
            <text:p>Devotion:</text:p>
          </table:table-cell>
          <table:table-cell table:style-name="Gnumeric-default" office:value-type="string" calcext:value-type="string">
            <text:p>Преданность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_Header</text:p>
          </table:table-cell>
          <table:table-cell table:style-name="Gnumeric-default" office:value-type="string" calcext:value-type="string">
            <text:p>Cell Avaliable Tasks</text:p>
          </table:table-cell>
          <table:table-cell table:style-name="Gnumeric-default" office:value-type="string" calcext:value-type="string">
            <text:p>Доступные задан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Start</text:p>
          </table:table-cell>
          <table:table-cell table:style-name="Gnumeric-default" office:value-type="string" calcext:value-type="string">
            <text:p>Start</text:p>
          </table:table-cell>
          <table:table-cell table:style-name="Gnumeric-default" office:value-type="string" calcext:value-type="string">
            <text:p>Начать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Duration</text:p>
          </table:table-cell>
          <table:table-cell table:style-name="Gnumeric-default" office:value-type="string" calcext:value-type="string">
            <text:p>Duration:</text:p>
          </table:table-cell>
          <table:table-cell table:style-name="Gnumeric-default" office:value-type="string" calcext:value-type="string">
            <text:p>Вермя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Chanse</text:p>
          </table:table-cell>
          <table:table-cell table:style-name="Gnumeric-default" office:value-type="string" calcext:value-type="string">
            <text:p>Chanse:</text:p>
          </table:table-cell>
          <table:table-cell table:style-name="Gnumeric-default" office:value-type="string" calcext:value-type="string">
            <text:p>Шанс:</text:p>
          </table:table-cell>
          <table:table-cell table:style-name="Gnumeric-default" table:number-columns-repeated="125"/>
        </table:table-row>
        <table:table-row table:style-name="ro7">
          <table:table-cell table:style-name="Gnumeric-default" office:value-type="string" calcext:value-type="string">
            <text:p>Tutorial_Welcome_Step1</text:p>
          </table:table-cell>
          <table:table-cell table:style-name="Gnumeric-default" office:value-type="string" calcext:value-type="string">
            <text:p>Welcome to control center</text:p>
            <text:p>of your secret organization</text:p>
          </table:table-cell>
          <table:table-cell table:style-name="Gnumeric-default" office:value-type="string" calcext:value-type="string">
            <text:p>Добро пожаловать в центр управления</text:p>
            <text:p>вашей тайной организацией!</text:p>
          </table:table-cell>
          <table:table-cell table:style-name="Gnumeric-default" table:number-columns-repeated="125"/>
        </table:table-row>
        <table:table-row table:style-name="ro8">
          <table:table-cell table:style-name="Gnumeric-default" office:value-type="string" calcext:value-type="string">
            <text:p>Tutorial_Welcome_Step2</text:p>
          </table:table-cell>
          <table:table-cell table:style-name="Gnumeric-default" office:value-type="string" calcext:value-type="string">
            <text:p>Choose the city where you</text:p>
            <text:p>will do you first steps</text:p>
          </table:table-cell>
          <table:table-cell table:style-name="Gnumeric-default" office:value-type="string" calcext:value-type="string">
            <text:p>Выберите город в котором сделаете</text:p>
            <text:p>свой первый шаг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AfterCreatingFirstCell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Поздравляю! Но в ячейке пока</text:p>
            <text:p>недостаточно сотрудников для</text:p>
            <text:p>полноценного функционирования.</text:p>
            <text:p>Самое время начать вербовку.</text:p>
            <text:p/>
            <text:p>Нажмите на ячейку и зайдите в</text:p>
            <text:p>меню заданий.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utorial_BeforeStartFirstTask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Теперь выберите задачу вербовки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StartingFirstTask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Хорошо. Ячейке требуется некоторое время</text:p>
            <text:p>для отсеивания кандидатов и их вербовки.</text:p>
            <text:p/>
            <text:p>Этот процесс может занимать различное</text:p>
            <text:p>время в зависимости от уровня ячейки и</text:p>
            <text:p>напряжённости обстановки.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AfterFirstTaskFinished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Ячейка завершила набор агентов!</text:p>
            <text:p/>
            <text:p>Теперь в ней достаточно людей,</text:p>
            <text:p>чтобы взяться за первое серьёзное</text:p>
            <text:p>задание.</text:p>
            <text:p/>
            <text:p>Откройте меню заданий.</text:p>
          </table:table-cell>
          <table:table-cell table:number-columns-repeated="125"/>
        </table:table-row>
        <table:table-row table:style-name="ro11">
          <table:table-cell office:value-type="string" calcext:value-type="string">
            <text:p>Tutorial_StartingFirstRealWork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<text:span text:style-name="T1">Бывают ситуации когда время важнее денег</text:span></text:p>
            <text:p><text:span text:style-name="T1">Тогда можно используя подкуп определенных</text:span></text:p>
            <text:p><text:span text:style-name="T1">людей мгновенно завершить текущее задание</text:span></text:p>
            <text:p><text:span text:style-name="T1">Для этого потребуются черные кейсы.</text:span></text:p>
          </table:table-cell>
          <table:table-cell table:number-columns-repeated="125"/>
        </table:table-row>
        <table:table-row table:style-name="ro12">
          <table:table-cell office:value-type="string" calcext:value-type="string">
            <text:p>Tutorial_AfterRealWorkDone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Сложно укрепить свою власть,</text:p>
            <text:p>контроллируя всего один город.</text:p>
            <text:p>Вы можете создавать новые ячейки</text:p>
            <text:p>в других городах, развивая таким</text:p>
            <text:p>образом свою тайную организацию.</text:p>
            <text:p/>
            <text:p>Выберите свою ячейку и откройте</text:p>
            <text:p>меню создания дочерних ячеек.</text:p>
          </table:table-cell>
          <table:table-cell table:number-columns-repeated="125"/>
        </table:table-row>
        <table:table-row table:style-name="ro8">
          <table:table-cell office:value-type="string" calcext:value-type="string">
            <text:p>Tutorial_OnReadyToCreateFirstSpinoff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Теперь выберите город, в котором</text:p>
            <text:p>Вы хотите расположить новую ячейку.</text:p>
          </table:table-cell>
          <table:table-cell table:number-columns-repeated="125"/>
        </table:table-row>
        <table:table-row table:style-name="ro11">
          <table:table-cell office:value-type="string" calcext:value-type="string">
            <text:p>Tutorial_OnCreateFirstSpinoff_Step1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Поздравляю с основанием дочерней ячейки.</text:p>
            <text:p/>
            <text:p>После создания она будет функционировать</text:p>
            <text:p>как полценный член вашей сети.</text:p>
          </table:table-cell>
          <table:table-cell table:number-columns-repeated="125"/>
        </table:table-row>
        <table:table-row table:style-name="ro12">
          <table:table-cell office:value-type="string" calcext:value-type="string">
            <text:p>Tutorial_OnCreateFirstSpinoff_Step2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/>
            <text:p>Шкала внизу экрана показывает ваш</text:p>
            <text:p>текущий уровень влияния</text:p>
            <text:p/>
            <text:p>Теперь попробуйте взять под свой</text:p>
            <text:p>контроль всю страну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InvestigationStarted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Наши ребята облажались и теперь</text:p>
            <text:p>спецслужбы начали расследование.</text:p>
            <text:p/>
            <text:p>Мы должны замести следы -</text:p>
            <text:p>Нажмите на красную кнопку,</text:p>
            <text:p>чтобы уничтожить ячейку.</text:p>
          </table:table-cell>
          <table:table-cell table:number-columns-repeated="125"/>
        </table:table-row>
        <table:table-row table:style-name="ro11">
          <table:table-cell office:value-type="string" calcext:value-type="string">
            <text:p>Tutorial_FirstInvestigationCatched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Если не уничтожить ячейку, то до неё</text:p>
            <text:p>всё равно доберутся и, будь уверен, расколят.</text:p>
            <text:p/>
            <text:p>Это небольшая жертва ради нашей цели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UncatchedInvestigator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/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UncatchedInvestigatorCatched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Расследование спецслужб точно</text:p>
            <text:p>зайдёт в тупик без новых улик.</text:p>
            <text:p/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table:number-columns-repeated="125"/>
        </table:table-row>
        <table:table-row table:style-name="AROW-6" table:number-rows-repeated="225">
          <table:table-cell table:number-columns-repeated="128"/>
        </table:table-row>
        <table:table-row table:style-name="AROW-6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7fe20398d1f0" table:print="false">
        <office:forms form:automatic-focus="false" form:apply-design-mode="false">
          <form:form/>
        </office:forms>
        <table:table-column table:default-cell-style-name="ACE-0x7fe2039fa010" table:style-name="ACOL-5"/>
        <table:table-column table:default-cell-style-name="ACE-0x7fe2039fa010" table:style-name="ACOL-0" table:number-columns-repeated="127"/>
        <table:table-row table:style-name="AROW-8">
          <table:table-cell table:number-columns-repeated="128"/>
        </table:table-row>
        <table:table-row table:style-name="AROW-6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7fe20398d3e0" table:print="false">
        <office:forms form:automatic-focus="false" form:apply-design-mode="false">
          <form:form/>
        </office:forms>
        <table:table-column table:default-cell-style-name="ACE-0x7fe2039fa138" table:style-name="ACOL-5"/>
        <table:table-column table:default-cell-style-name="ACE-0x7fe2039fa138" table:style-name="ACOL-0" table:number-columns-repeated="127"/>
        <table:table-row table:style-name="AROW-8">
          <table:table-cell table:number-columns-repeated="128"/>
        </table:table-row>
        <table:table-row table:style-name="AROW-6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7:40:43.428293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7:40:50.014053762</dc:date>
    <meta:creation-date>2009-04-16T11:32:48Z</meta:creation-date>
    <meta:editing-cycles>26</meta:editing-cycles>
    <meta:editing-duration>PT1H27M44S</meta:editing-duration>
    <meta:generator>LibreOffice/4.2.7.2$Linux_X86_64 LibreOffice_project/420m0$Build-2</meta:generator>
    <dc:creator>Pavel Grebnev</dc:creator>
    <meta:document-statistic meta:table-count="3" meta:cell-count="90" meta:object-count="0"/>
    <meta:user-defined meta:name="Info 1"/>
    <meta:user-defined meta:name="Info 2"/>
    <meta:user-defined meta:name="Info 3"/>
    <meta:user-defined meta:name="Info 4"/>
  </office:meta>
</office:document-meta>
</file>